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Keras-CNN-bidtuning-20170314-105732-linearBidPr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base_bid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trimmed_bids</text:p>
          </table:table-cell>
          <table:table-cell office:value-type="string" calcext:value-type="string">
            <text:p>CTR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CPC</text:p>
          </table:table-cell>
          <table:table-cell office:value-type="string" calcext:value-type="string">
            <text:p>blended_score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757" calcext:value-type="float">
            <text:p>96757</text:p>
          </table:table-cell>
          <table:table-cell office:value-type="float" office:value="159" calcext:value-type="float">
            <text:p>159</text:p>
          </table:table-cell>
          <table:table-cell office:value-type="float" office:value="4501596" calcext:value-type="float">
            <text:p>4501596</text:p>
          </table:table-cell>
          <table:table-cell office:value-type="float" office:value="0" calcext:value-type="float">
            <text:p>0</text:p>
          </table:table-cell>
          <table:table-cell office:value-type="float" office:value="0.00164329195820457" calcext:value-type="float">
            <text:p>0.001643291958205</text:p>
          </table:table-cell>
          <table:table-cell office:value-type="float" office:value="46524.7578986533" calcext:value-type="float">
            <text:p>46524.7578986533</text:p>
          </table:table-cell>
          <table:table-cell office:value-type="float" office:value="28311.9245283019" calcext:value-type="float">
            <text:p>28311.9245283019</text:p>
          </table:table-cell>
          <table:table-cell office:value-type="float" office:value="0.381627059797284" calcext:value-type="float">
            <text:p>0.381627059797284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440" calcext:value-type="float">
            <text:p>110440</text:p>
          </table:table-cell>
          <table:table-cell office:value-type="float" office:value="171" calcext:value-type="float">
            <text:p>171</text:p>
          </table:table-cell>
          <table:table-cell office:value-type="float" office:value="5605102" calcext:value-type="float">
            <text:p>5605102</text:p>
          </table:table-cell>
          <table:table-cell office:value-type="float" office:value="0" calcext:value-type="float">
            <text:p>0</text:p>
          </table:table-cell>
          <table:table-cell office:value-type="float" office:value="0.00154835204636001" calcext:value-type="float">
            <text:p>0.00154835204636</text:p>
          </table:table-cell>
          <table:table-cell office:value-type="float" office:value="50752.4628757697" calcext:value-type="float">
            <text:p>50752.4628757697</text:p>
          </table:table-cell>
          <table:table-cell office:value-type="float" office:value="32778.3742690058" calcext:value-type="float">
            <text:p>32778.3742690058</text:p>
          </table:table-cell>
          <table:table-cell office:value-type="float" office:value="0.389115178204998" calcext:value-type="float">
            <text:p>0.389115178204998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1916" calcext:value-type="float">
            <text:p>121916</text:p>
          </table:table-cell>
          <table:table-cell office:value-type="float" office:value="179" calcext:value-type="float">
            <text:p>179</text:p>
          </table:table-cell>
          <table:table-cell office:value-type="float" office:value="6553976" calcext:value-type="float">
            <text:p>6553976</text:p>
          </table:table-cell>
          <table:table-cell office:value-type="float" office:value="0" calcext:value-type="float">
            <text:p>0</text:p>
          </table:table-cell>
          <table:table-cell office:value-type="float" office:value="0.00146822402309787" calcext:value-type="float">
            <text:p>0.001468224023098</text:p>
          </table:table-cell>
          <table:table-cell office:value-type="float" office:value="53758.1285475245" calcext:value-type="float">
            <text:p>53758.1285475245</text:p>
          </table:table-cell>
          <table:table-cell office:value-type="float" office:value="36614.3910614525" calcext:value-type="float">
            <text:p>36614.3910614525</text:p>
          </table:table-cell>
          <table:table-cell office:value-type="float" office:value="0.392393213102458" calcext:value-type="float">
            <text:p>0.392393213102458</text:p>
          </table:table-cell>
          <table:table-cell table:number-columns-repeated="101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1849" calcext:value-type="float">
            <text:p>131849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7401773" calcext:value-type="float">
            <text:p>74017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828910344409" calcext:value-type="float">
            <text:p>0.001418289103444</text:p>
          </table:table-cell>
          <table:table-cell table:style-name="ce1" office:value-type="float" office:value="56138.2566420678" calcext:value-type="float">
            <text:p>56138.2566420678</text:p>
          </table:table-cell>
          <table:table-cell table:style-name="ce1" office:value-type="float" office:value="39581.6737967914" calcext:value-type="float">
            <text:p>39581.6737967914</text:p>
          </table:table-cell>
          <table:table-cell table:style-name="ce1" office:value-type="float" office:value="0.396494960551722" calcext:value-type="float">
            <text:p>0.396494960551722</text:p>
          </table:table-cell>
          <table:table-cell table:style-name="ce1"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0585" calcext:value-type="float">
            <text:p>140585</text:p>
          </table:table-cell>
          <table:table-cell office:value-type="float" office:value="190" calcext:value-type="float">
            <text:p>190</text:p>
          </table:table-cell>
          <table:table-cell office:value-type="float" office:value="8172654" calcext:value-type="float">
            <text:p>8172654</text:p>
          </table:table-cell>
          <table:table-cell office:value-type="float" office:value="0" calcext:value-type="float">
            <text:p>0</text:p>
          </table:table-cell>
          <table:table-cell office:value-type="float" office:value="0.00135149553650816" calcext:value-type="float">
            <text:p>0.001351495536508</text:p>
          </table:table-cell>
          <table:table-cell office:value-type="float" office:value="58133.1863285557" calcext:value-type="float">
            <text:p>58133.1863285557</text:p>
          </table:table-cell>
          <table:table-cell office:value-type="float" office:value="43013.9684210526" calcext:value-type="float">
            <text:p>43013.9684210526</text:p>
          </table:table-cell>
          <table:table-cell office:value-type="float" office:value="0.394385424859163" calcext:value-type="float">
            <text:p>0.394385424859163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279" calcext:value-type="float">
            <text:p>148279</text:p>
          </table:table-cell>
          <table:table-cell office:value-type="float" office:value="194" calcext:value-type="float">
            <text:p>194</text:p>
          </table:table-cell>
          <table:table-cell office:value-type="float" office:value="8851595" calcext:value-type="float">
            <text:p>8851595</text:p>
          </table:table-cell>
          <table:table-cell office:value-type="float" office:value="0" calcext:value-type="float">
            <text:p>0</text:p>
          </table:table-cell>
          <table:table-cell office:value-type="float" office:value="0.00130834440480446" calcext:value-type="float">
            <text:p>0.001308344404804</text:p>
          </table:table-cell>
          <table:table-cell office:value-type="float" office:value="59695.54016415" calcext:value-type="float">
            <text:p>59695.54016415</text:p>
          </table:table-cell>
          <table:table-cell office:value-type="float" office:value="45626.7783505155" calcext:value-type="float">
            <text:p>45626.7783505155</text:p>
          </table:table-cell>
          <table:table-cell office:value-type="float" office:value="0.394386866747857" calcext:value-type="float">
            <text:p>0.394386866747857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5134" calcext:value-type="float">
            <text:p>155134</text:p>
          </table:table-cell>
          <table:table-cell office:value-type="float" office:value="195" calcext:value-type="float">
            <text:p>195</text:p>
          </table:table-cell>
          <table:table-cell office:value-type="float" office:value="9469070" calcext:value-type="float">
            <text:p>9469070</text:p>
          </table:table-cell>
          <table:table-cell office:value-type="float" office:value="0" calcext:value-type="float">
            <text:p>0</text:p>
          </table:table-cell>
          <table:table-cell office:value-type="float" office:value="0.0012569778385138" calcext:value-type="float">
            <text:p>0.001256977838514</text:p>
          </table:table-cell>
          <table:table-cell office:value-type="float" office:value="61038.0058530045" calcext:value-type="float">
            <text:p>61038.0058530045</text:p>
          </table:table-cell>
          <table:table-cell office:value-type="float" office:value="48559.3333333333" calcext:value-type="float">
            <text:p>48559.3333333333</text:p>
          </table:table-cell>
          <table:table-cell office:value-type="float" office:value="0.390785019828348" calcext:value-type="float">
            <text:p>0.390785019828348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1444" calcext:value-type="float">
            <text:p>161444</text:p>
          </table:table-cell>
          <table:table-cell office:value-type="float" office:value="199" calcext:value-type="float">
            <text:p>199</text:p>
          </table:table-cell>
          <table:table-cell office:value-type="float" office:value="10051823" calcext:value-type="float">
            <text:p>10051823</text:p>
          </table:table-cell>
          <table:table-cell office:value-type="float" office:value="0" calcext:value-type="float">
            <text:p>0</text:p>
          </table:table-cell>
          <table:table-cell office:value-type="float" office:value="0.00123262555437179" calcext:value-type="float">
            <text:p>0.001232625554372</text:p>
          </table:table-cell>
          <table:table-cell office:value-type="float" office:value="62261.979386041" calcext:value-type="float">
            <text:p>62261.979386041</text:p>
          </table:table-cell>
          <table:table-cell office:value-type="float" office:value="50511.6733668342" calcext:value-type="float">
            <text:p>50511.6733668342</text:p>
          </table:table-cell>
          <table:table-cell office:value-type="float" office:value="0.391565365140822" calcext:value-type="float">
            <text:p>0.391565365140822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7241" calcext:value-type="float">
            <text:p>167241</text:p>
          </table:table-cell>
          <table:table-cell office:value-type="float" office:value="204" calcext:value-type="float">
            <text:p>204</text:p>
          </table:table-cell>
          <table:table-cell office:value-type="float" office:value="10602208" calcext:value-type="float">
            <text:p>10602208</text:p>
          </table:table-cell>
          <table:table-cell office:value-type="float" office:value="0" calcext:value-type="float">
            <text:p>0</text:p>
          </table:table-cell>
          <table:table-cell office:value-type="float" office:value="0.00121979658098194" calcext:value-type="float">
            <text:p>0.001219796580982</text:p>
          </table:table-cell>
          <table:table-cell office:value-type="float" office:value="63394.7895551928" calcext:value-type="float">
            <text:p>63394.7895551928</text:p>
          </table:table-cell>
          <table:table-cell office:value-type="float" office:value="51971.6078431373" calcext:value-type="float">
            <text:p>51971.6078431373</text:p>
          </table:table-cell>
          <table:table-cell office:value-type="float" office:value="0.393974052472309" calcext:value-type="float">
            <text:p>0.393974052472309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2443" calcext:value-type="float">
            <text:p>172443</text:p>
          </table:table-cell>
          <table:table-cell office:value-type="float" office:value="206" calcext:value-type="float">
            <text:p>206</text:p>
          </table:table-cell>
          <table:table-cell office:value-type="float" office:value="11086236" calcext:value-type="float">
            <text:p>11086236</text:p>
          </table:table-cell>
          <table:table-cell office:value-type="float" office:value="0" calcext:value-type="float">
            <text:p>0</text:p>
          </table:table-cell>
          <table:table-cell office:value-type="float" office:value="0.0011945976351606" calcext:value-type="float">
            <text:p>0.001194597635161</text:p>
          </table:table-cell>
          <table:table-cell office:value-type="float" office:value="64289.2781962735" calcext:value-type="float">
            <text:p>64289.2781962735</text:p>
          </table:table-cell>
          <table:table-cell office:value-type="float" office:value="53816.6796116505" calcext:value-type="float">
            <text:p>53816.6796116505</text:p>
          </table:table-cell>
          <table:table-cell office:value-type="float" office:value="0.392816501726671" calcext:value-type="float">
            <text:p>0.392816501726671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7263" calcext:value-type="float">
            <text:p>177263</text:p>
          </table:table-cell>
          <table:table-cell office:value-type="float" office:value="207" calcext:value-type="float">
            <text:p>207</text:p>
          </table:table-cell>
          <table:table-cell office:value-type="float" office:value="11533714" calcext:value-type="float">
            <text:p>11533714</text:p>
          </table:table-cell>
          <table:table-cell office:value-type="float" office:value="0" calcext:value-type="float">
            <text:p>0</text:p>
          </table:table-cell>
          <table:table-cell office:value-type="float" office:value="0.0011677563845811" calcext:value-type="float">
            <text:p>0.001167756384581</text:p>
          </table:table-cell>
          <table:table-cell office:value-type="float" office:value="65065.5466735867" calcext:value-type="float">
            <text:p>65065.5466735867</text:p>
          </table:table-cell>
          <table:table-cell office:value-type="float" office:value="55718.4251207729" calcext:value-type="float">
            <text:p>55718.4251207729</text:p>
          </table:table-cell>
          <table:table-cell office:value-type="float" office:value="0.390586893465018" calcext:value-type="float">
            <text:p>0.390586893465018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1621" calcext:value-type="float">
            <text:p>181621</text:p>
          </table:table-cell>
          <table:table-cell office:value-type="float" office:value="208" calcext:value-type="float">
            <text:p>208</text:p>
          </table:table-cell>
          <table:table-cell office:value-type="float" office:value="11950007" calcext:value-type="float">
            <text:p>11950007</text:p>
          </table:table-cell>
          <table:table-cell office:value-type="float" office:value="0" calcext:value-type="float">
            <text:p>0</text:p>
          </table:table-cell>
          <table:table-cell office:value-type="float" office:value="0.00114524201496523" calcext:value-type="float">
            <text:p>0.001145242014965</text:p>
          </table:table-cell>
          <table:table-cell office:value-type="float" office:value="65796.3946900413" calcext:value-type="float">
            <text:p>65796.3946900413</text:p>
          </table:table-cell>
          <table:table-cell office:value-type="float" office:value="57451.9567307692" calcext:value-type="float">
            <text:p>57451.9567307692</text:p>
          </table:table-cell>
          <table:table-cell office:value-type="float" office:value="0.388608928643846" calcext:value-type="float">
            <text:p>0.388608928643846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5620" calcext:value-type="float">
            <text:p>185620</text:p>
          </table:table-cell>
          <table:table-cell office:value-type="float" office:value="209" calcext:value-type="float">
            <text:p>209</text:p>
          </table:table-cell>
          <table:table-cell office:value-type="float" office:value="12328815" calcext:value-type="float">
            <text:p>12328815</text:p>
          </table:table-cell>
          <table:table-cell office:value-type="float" office:value="0" calcext:value-type="float">
            <text:p>0</text:p>
          </table:table-cell>
          <table:table-cell office:value-type="float" office:value="0.00112595625471393" calcext:value-type="float">
            <text:p>0.001125956254714</text:p>
          </table:table-cell>
          <table:table-cell office:value-type="float" office:value="66419.6476672772" calcext:value-type="float">
            <text:p>66419.6476672772</text:p>
          </table:table-cell>
          <table:table-cell office:value-type="float" office:value="58989.5454545455" calcext:value-type="float">
            <text:p>58989.5454545455</text:p>
          </table:table-cell>
          <table:table-cell office:value-type="float" office:value="0.386932458127357" calcext:value-type="float">
            <text:p>0.386932458127357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9347" calcext:value-type="float">
            <text:p>189347</text:p>
          </table:table-cell>
          <table:table-cell office:value-type="float" office:value="210" calcext:value-type="float">
            <text:p>210</text:p>
          </table:table-cell>
          <table:table-cell office:value-type="float" office:value="12689680" calcext:value-type="float">
            <text:p>12689680</text:p>
          </table:table-cell>
          <table:table-cell office:value-type="float" office:value="0" calcext:value-type="float">
            <text:p>0</text:p>
          </table:table-cell>
          <table:table-cell office:value-type="float" office:value="0.00110907487311655" calcext:value-type="float">
            <text:p>0.001109074873117</text:p>
          </table:table-cell>
          <table:table-cell office:value-type="float" office:value="67018.1201709032" calcext:value-type="float">
            <text:p>67018.1201709032</text:p>
          </table:table-cell>
          <table:table-cell office:value-type="float" office:value="60427.0476190476" calcext:value-type="float">
            <text:p>60427.0476190476</text:p>
          </table:table-cell>
          <table:table-cell office:value-type="float" office:value="0.385400733800195" calcext:value-type="float">
            <text:p>0.385400733800195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2811" calcext:value-type="float">
            <text:p>192811</text:p>
          </table:table-cell>
          <table:table-cell office:value-type="float" office:value="210" calcext:value-type="float">
            <text:p>210</text:p>
          </table:table-cell>
          <table:table-cell office:value-type="float" office:value="13018825" calcext:value-type="float">
            <text:p>13018825</text:p>
          </table:table-cell>
          <table:table-cell office:value-type="float" office:value="0" calcext:value-type="float">
            <text:p>0</text:p>
          </table:table-cell>
          <table:table-cell office:value-type="float" office:value="0.00108914947798621" calcext:value-type="float">
            <text:p>0.001089149477986</text:p>
          </table:table-cell>
          <table:table-cell office:value-type="float" office:value="67521.1735844947" calcext:value-type="float">
            <text:p>67521.1735844947</text:p>
          </table:table-cell>
          <table:table-cell office:value-type="float" office:value="61994.4047619048" calcext:value-type="float">
            <text:p>61994.4047619048</text:p>
          </table:table-cell>
          <table:table-cell office:value-type="float" office:value="0.382757611102629" calcext:value-type="float">
            <text:p>0.382757611102629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090" calcext:value-type="float">
            <text:p>196090</text:p>
          </table:table-cell>
          <table:table-cell office:value-type="float" office:value="210" calcext:value-type="float">
            <text:p>210</text:p>
          </table:table-cell>
          <table:table-cell office:value-type="float" office:value="13328846" calcext:value-type="float">
            <text:p>13328846</text:p>
          </table:table-cell>
          <table:table-cell office:value-type="float" office:value="0" calcext:value-type="float">
            <text:p>0</text:p>
          </table:table-cell>
          <table:table-cell office:value-type="float" office:value="0.00107093681472793" calcext:value-type="float">
            <text:p>0.001070936814728</text:p>
          </table:table-cell>
          <table:table-cell office:value-type="float" office:value="67973.104186853" calcext:value-type="float">
            <text:p>67973.104186853</text:p>
          </table:table-cell>
          <table:table-cell office:value-type="float" office:value="63470.6952380952" calcext:value-type="float">
            <text:p>63470.6952380952</text:p>
          </table:table-cell>
          <table:table-cell office:value-type="float" office:value="0.380268336771" calcext:value-type="float">
            <text:p>0.380268336771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9068" calcext:value-type="float">
            <text:p>199068</text:p>
          </table:table-cell>
          <table:table-cell office:value-type="float" office:value="211" calcext:value-type="float">
            <text:p>211</text:p>
          </table:table-cell>
          <table:table-cell office:value-type="float" office:value="13617832" calcext:value-type="float">
            <text:p>13617832</text:p>
          </table:table-cell>
          <table:table-cell office:value-type="float" office:value="0" calcext:value-type="float">
            <text:p>0</text:p>
          </table:table-cell>
          <table:table-cell office:value-type="float" office:value="0.00105993931721824" calcext:value-type="float">
            <text:p>0.001059939317218</text:p>
          </table:table-cell>
          <table:table-cell office:value-type="float" office:value="68407.9410050837" calcext:value-type="float">
            <text:p>68407.9410050837</text:p>
          </table:table-cell>
          <table:table-cell office:value-type="float" office:value="64539.4881516588" calcext:value-type="float">
            <text:p>64539.4881516588</text:p>
          </table:table-cell>
          <table:table-cell office:value-type="float" office:value="0.379314586385882" calcext:value-type="float">
            <text:p>0.379314586385882</text:p>
          </table:table-cell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2001" calcext:value-type="float">
            <text:p>202001</text:p>
          </table:table-cell>
          <table:table-cell office:value-type="float" office:value="212" calcext:value-type="float">
            <text:p>212</text:p>
          </table:table-cell>
          <table:table-cell office:value-type="float" office:value="13904822" calcext:value-type="float">
            <text:p>13904822</text:p>
          </table:table-cell>
          <table:table-cell office:value-type="float" office:value="0" calcext:value-type="float">
            <text:p>0</text:p>
          </table:table-cell>
          <table:table-cell office:value-type="float" office:value="0.00104949975495171" calcext:value-type="float">
            <text:p>0.001049499754952</text:p>
          </table:table-cell>
          <table:table-cell office:value-type="float" office:value="68835.4117058826" calcext:value-type="float">
            <text:p>68835.4117058826</text:p>
          </table:table-cell>
          <table:table-cell office:value-type="float" office:value="65588.7830188679" calcext:value-type="float">
            <text:p>65588.7830188679</text:p>
          </table:table-cell>
          <table:table-cell office:value-type="float" office:value="0.378377082968385" calcext:value-type="float">
            <text:p>0.378377082968385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4709" calcext:value-type="float">
            <text:p>204709</text:p>
          </table:table-cell>
          <table:table-cell office:value-type="float" office:value="213" calcext:value-type="float">
            <text:p>213</text:p>
          </table:table-cell>
          <table:table-cell office:value-type="float" office:value="14164986" calcext:value-type="float">
            <text:p>14164986</text:p>
          </table:table-cell>
          <table:table-cell office:value-type="float" office:value="0" calcext:value-type="float">
            <text:p>0</text:p>
          </table:table-cell>
          <table:table-cell office:value-type="float" office:value="0.00104050139466267" calcext:value-type="float">
            <text:p>0.001040501394663</text:p>
          </table:table-cell>
          <table:table-cell office:value-type="float" office:value="69195.7168468411" calcext:value-type="float">
            <text:p>69195.7168468411</text:p>
          </table:table-cell>
          <table:table-cell office:value-type="float" office:value="66502.2816901409" calcext:value-type="float">
            <text:p>66502.2816901409</text:p>
          </table:table-cell>
          <table:table-cell office:value-type="float" office:value="0.377654908151877" calcext:value-type="float">
            <text:p>0.377654908151877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223" calcext:value-type="float">
            <text:p>207223</text:p>
          </table:table-cell>
          <table:table-cell office:value-type="float" office:value="213" calcext:value-type="float">
            <text:p>213</text:p>
          </table:table-cell>
          <table:table-cell office:value-type="float" office:value="14409106" calcext:value-type="float">
            <text:p>14409106</text:p>
          </table:table-cell>
          <table:table-cell office:value-type="float" office:value="0" calcext:value-type="float">
            <text:p>0</text:p>
          </table:table-cell>
          <table:table-cell office:value-type="float" office:value="0.00102787817954571" calcext:value-type="float">
            <text:p>0.001027878179546</text:p>
          </table:table-cell>
          <table:table-cell office:value-type="float" office:value="69534.2987988785" calcext:value-type="float">
            <text:p>69534.2987988785</text:p>
          </table:table-cell>
          <table:table-cell office:value-type="float" office:value="67648.3849765258" calcext:value-type="float">
            <text:p>67648.3849765258</text:p>
          </table:table-cell>
          <table:table-cell office:value-type="float" office:value="0.375695636544318" calcext:value-type="float">
            <text:p>0.375695636544318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9606" calcext:value-type="float">
            <text:p>209606</text:p>
          </table:table-cell>
          <table:table-cell office:value-type="float" office:value="214" calcext:value-type="float">
            <text:p>214</text:p>
          </table:table-cell>
          <table:table-cell office:value-type="float" office:value="14640988" calcext:value-type="float">
            <text:p>14640988</text:p>
          </table:table-cell>
          <table:table-cell office:value-type="float" office:value="0" calcext:value-type="float">
            <text:p>0</text:p>
          </table:table-cell>
          <table:table-cell office:value-type="float" office:value="0.00102096314036812" calcext:value-type="float">
            <text:p>0.001020963140368</text:p>
          </table:table-cell>
          <table:table-cell office:value-type="float" office:value="69850.0424606166" calcext:value-type="float">
            <text:p>69850.0424606166</text:p>
          </table:table-cell>
          <table:table-cell office:value-type="float" office:value="68415.8317757009" calcext:value-type="float">
            <text:p>68415.8317757009</text:p>
          </table:table-cell>
          <table:table-cell office:value-type="float" office:value="0.375200759388366" calcext:value-type="float">
            <text:p>0.375200759388366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1873" calcext:value-type="float">
            <text:p>211873</text:p>
          </table:table-cell>
          <table:table-cell office:value-type="float" office:value="214" calcext:value-type="float">
            <text:p>214</text:p>
          </table:table-cell>
          <table:table-cell office:value-type="float" office:value="14865444" calcext:value-type="float">
            <text:p>14865444</text:p>
          </table:table-cell>
          <table:table-cell office:value-type="float" office:value="0" calcext:value-type="float">
            <text:p>0</text:p>
          </table:table-cell>
          <table:table-cell office:value-type="float" office:value="0.00101003903281683" calcext:value-type="float">
            <text:p>0.001010039032817</text:p>
          </table:table-cell>
          <table:table-cell office:value-type="float" office:value="70162.0499072558" calcext:value-type="float">
            <text:p>70162.0499072558</text:p>
          </table:table-cell>
          <table:table-cell office:value-type="float" office:value="69464.691588785" calcext:value-type="float">
            <text:p>69464.691588785</text:p>
          </table:table-cell>
          <table:table-cell office:value-type="float" office:value="0.37339964933459" calcext:value-type="float">
            <text:p>0.37339964933459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4136" calcext:value-type="float">
            <text:p>214136</text:p>
          </table:table-cell>
          <table:table-cell office:value-type="float" office:value="214" calcext:value-type="float">
            <text:p>214</text:p>
          </table:table-cell>
          <table:table-cell office:value-type="float" office:value="15083985" calcext:value-type="float">
            <text:p>15083985</text:p>
          </table:table-cell>
          <table:table-cell office:value-type="float" office:value="0" calcext:value-type="float">
            <text:p>0</text:p>
          </table:table-cell>
          <table:table-cell office:value-type="float" office:value="0.000999364889602869" calcext:value-type="float">
            <text:p>0.000999364889603</text:p>
          </table:table-cell>
          <table:table-cell office:value-type="float" office:value="70441.1448798894" calcext:value-type="float">
            <text:p>70441.1448798894</text:p>
          </table:table-cell>
          <table:table-cell office:value-type="float" office:value="70485.9112149533" calcext:value-type="float">
            <text:p>70485.9112149533</text:p>
          </table:table-cell>
          <table:table-cell office:value-type="float" office:value="0.371645984262983" calcext:value-type="float">
            <text:p>0.371645984262983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6233" calcext:value-type="float">
            <text:p>216233</text:p>
          </table:table-cell>
          <table:table-cell office:value-type="float" office:value="214" calcext:value-type="float">
            <text:p>214</text:p>
          </table:table-cell>
          <table:table-cell office:value-type="float" office:value="15284290" calcext:value-type="float">
            <text:p>15284290</text:p>
          </table:table-cell>
          <table:table-cell office:value-type="float" office:value="0" calcext:value-type="float">
            <text:p>0</text:p>
          </table:table-cell>
          <table:table-cell office:value-type="float" office:value="0.000989673176619665" calcext:value-type="float">
            <text:p>0.00098967317662</text:p>
          </table:table-cell>
          <table:table-cell office:value-type="float" office:value="70684.3543769915" calcext:value-type="float">
            <text:p>70684.3543769915</text:p>
          </table:table-cell>
          <table:table-cell office:value-type="float" office:value="71421.9158878505" calcext:value-type="float">
            <text:p>71421.9158878505</text:p>
          </table:table-cell>
          <table:table-cell office:value-type="float" office:value="0.370038698406492" calcext:value-type="float">
            <text:p>0.370038698406492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8246" calcext:value-type="float">
            <text:p>218246</text:p>
          </table:table-cell>
          <table:table-cell office:value-type="float" office:value="214" calcext:value-type="float">
            <text:p>214</text:p>
          </table:table-cell>
          <table:table-cell office:value-type="float" office:value="15479602" calcext:value-type="float">
            <text:p>15479602</text:p>
          </table:table-cell>
          <table:table-cell office:value-type="float" office:value="0" calcext:value-type="float">
            <text:p>0</text:p>
          </table:table-cell>
          <table:table-cell office:value-type="float" office:value="0.00098054488971161" calcext:value-type="float">
            <text:p>0.000980544889712</text:p>
          </table:table-cell>
          <table:table-cell office:value-type="float" office:value="70927.3113825683" calcext:value-type="float">
            <text:p>70927.3113825683</text:p>
          </table:table-cell>
          <table:table-cell office:value-type="float" office:value="72334.5887850467" calcext:value-type="float">
            <text:p>72334.5887850467</text:p>
          </table:table-cell>
          <table:table-cell office:value-type="float" office:value="0.368471638263038" calcext:value-type="float">
            <text:p>0.368471638263038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0017" calcext:value-type="float">
            <text:p>220017</text:p>
          </table:table-cell>
          <table:table-cell office:value-type="float" office:value="214" calcext:value-type="float">
            <text:p>214</text:p>
          </table:table-cell>
          <table:table-cell office:value-type="float" office:value="15648863" calcext:value-type="float">
            <text:p>15648863</text:p>
          </table:table-cell>
          <table:table-cell office:value-type="float" office:value="0" calcext:value-type="float">
            <text:p>0</text:p>
          </table:table-cell>
          <table:table-cell office:value-type="float" office:value="0.000972652113245795" calcext:value-type="float">
            <text:p>0.000972652113246</text:p>
          </table:table-cell>
          <table:table-cell office:value-type="float" office:value="71125.6993777754" calcext:value-type="float">
            <text:p>71125.6993777754</text:p>
          </table:table-cell>
          <table:table-cell office:value-type="float" office:value="73125.5280373832" calcext:value-type="float">
            <text:p>73125.5280373832</text:p>
          </table:table-cell>
          <table:table-cell office:value-type="float" office:value="0.367113603874805" calcext:value-type="float">
            <text:p>0.367113603874805</text:p>
          </table:table-cell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1860" calcext:value-type="float">
            <text:p>221860</text:p>
          </table:table-cell>
          <table:table-cell office:value-type="float" office:value="214" calcext:value-type="float">
            <text:p>214</text:p>
          </table:table-cell>
          <table:table-cell office:value-type="float" office:value="15827318" calcext:value-type="float">
            <text:p>15827318</text:p>
          </table:table-cell>
          <table:table-cell office:value-type="float" office:value="0" calcext:value-type="float">
            <text:p>0</text:p>
          </table:table-cell>
          <table:table-cell office:value-type="float" office:value="0.000964572252772018" calcext:value-type="float">
            <text:p>0.000964572252772</text:p>
          </table:table-cell>
          <table:table-cell office:value-type="float" office:value="71339.2139186875" calcext:value-type="float">
            <text:p>71339.2139186875</text:p>
          </table:table-cell>
          <table:table-cell office:value-type="float" office:value="73959.4299065421" calcext:value-type="float">
            <text:p>73959.4299065421</text:p>
          </table:table-cell>
          <table:table-cell office:value-type="float" office:value="0.365681923944568" calcext:value-type="float">
            <text:p>0.365681923944568</text:p>
          </table:table-cell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617" calcext:value-type="float">
            <text:p>223617</text:p>
          </table:table-cell>
          <table:table-cell office:value-type="float" office:value="214" calcext:value-type="float">
            <text:p>214</text:p>
          </table:table-cell>
          <table:table-cell office:value-type="float" office:value="15993539" calcext:value-type="float">
            <text:p>15993539</text:p>
          </table:table-cell>
          <table:table-cell office:value-type="float" office:value="0" calcext:value-type="float">
            <text:p>0</text:p>
          </table:table-cell>
          <table:table-cell office:value-type="float" office:value="0.000956993430732011" calcext:value-type="float">
            <text:p>0.000956993430732</text:p>
          </table:table-cell>
          <table:table-cell office:value-type="float" office:value="71522.0175568047" calcext:value-type="float">
            <text:p>71522.0175568047</text:p>
          </table:table-cell>
          <table:table-cell office:value-type="float" office:value="74736.1635514019" calcext:value-type="float">
            <text:p>74736.1635514019</text:p>
          </table:table-cell>
          <table:table-cell office:value-type="float" office:value="0.364348366533548" calcext:value-type="float">
            <text:p>0.364348366533548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5358" calcext:value-type="float">
            <text:p>225358</text:p>
          </table:table-cell>
          <table:table-cell office:value-type="float" office:value="214" calcext:value-type="float">
            <text:p>214</text:p>
          </table:table-cell>
          <table:table-cell office:value-type="float" office:value="16158113" calcext:value-type="float">
            <text:p>16158113</text:p>
          </table:table-cell>
          <table:table-cell office:value-type="float" office:value="0" calcext:value-type="float">
            <text:p>0</text:p>
          </table:table-cell>
          <table:table-cell office:value-type="float" office:value="0.000949600191694992" calcext:value-type="float">
            <text:p>0.000949600191695</text:p>
          </table:table-cell>
          <table:table-cell office:value-type="float" office:value="71699.7532814455" calcext:value-type="float">
            <text:p>71699.7532814455</text:p>
          </table:table-cell>
          <table:table-cell office:value-type="float" office:value="75505.2009345794" calcext:value-type="float">
            <text:p>75505.2009345794</text:p>
          </table:table-cell>
          <table:table-cell office:value-type="float" office:value="0.363028077914029" calcext:value-type="float">
            <text:p>0.363028077914029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6975" calcext:value-type="float">
            <text:p>226975</text:p>
          </table:table-cell>
          <table:table-cell office:value-type="float" office:value="214" calcext:value-type="float">
            <text:p>214</text:p>
          </table:table-cell>
          <table:table-cell office:value-type="float" office:value="16312898" calcext:value-type="float">
            <text:p>16312898</text:p>
          </table:table-cell>
          <table:table-cell office:value-type="float" office:value="0" calcext:value-type="float">
            <text:p>0</text:p>
          </table:table-cell>
          <table:table-cell office:value-type="float" office:value="0.000942835113999339" calcext:value-type="float">
            <text:p>0.000942835113999</text:p>
          </table:table-cell>
          <table:table-cell office:value-type="float" office:value="71870.9020817271" calcext:value-type="float">
            <text:p>71870.9020817271</text:p>
          </table:table-cell>
          <table:table-cell office:value-type="float" office:value="76228.4953271028" calcext:value-type="float">
            <text:p>76228.4953271028</text:p>
          </table:table-cell>
          <table:table-cell office:value-type="float" office:value="0.361786415375182" calcext:value-type="float">
            <text:p>0.361786415375182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8548" calcext:value-type="float">
            <text:p>228548</text:p>
          </table:table-cell>
          <table:table-cell office:value-type="float" office:value="214" calcext:value-type="float">
            <text:p>214</text:p>
          </table:table-cell>
          <table:table-cell office:value-type="float" office:value="16460697" calcext:value-type="float">
            <text:p>16460697</text:p>
          </table:table-cell>
          <table:table-cell office:value-type="float" office:value="0" calcext:value-type="float">
            <text:p>0</text:p>
          </table:table-cell>
          <table:table-cell office:value-type="float" office:value="0.000936345975462485" calcext:value-type="float">
            <text:p>0.000936345975462</text:p>
          </table:table-cell>
          <table:table-cell office:value-type="float" office:value="72022.9317255019" calcext:value-type="float">
            <text:p>72022.9317255019</text:p>
          </table:table-cell>
          <table:table-cell office:value-type="float" office:value="76919.1448598131" calcext:value-type="float">
            <text:p>76919.1448598131</text:p>
          </table:table-cell>
          <table:table-cell office:value-type="float" office:value="0.360600778805913" calcext:value-type="float">
            <text:p>0.360600778805913</text:p>
          </table:table-cell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0033" calcext:value-type="float">
            <text:p>230033</text:p>
          </table:table-cell>
          <table:table-cell office:value-type="float" office:value="215" calcext:value-type="float">
            <text:p>215</text:p>
          </table:table-cell>
          <table:table-cell office:value-type="float" office:value="16602807" calcext:value-type="float">
            <text:p>16602807</text:p>
          </table:table-cell>
          <table:table-cell office:value-type="float" office:value="0" calcext:value-type="float">
            <text:p>0</text:p>
          </table:table-cell>
          <table:table-cell office:value-type="float" office:value="0.00093464850695335" calcext:value-type="float">
            <text:p>0.000934648506953</text:p>
          </table:table-cell>
          <table:table-cell office:value-type="float" office:value="72175.7617385332" calcext:value-type="float">
            <text:p>72175.7617385332</text:p>
          </table:table-cell>
          <table:table-cell office:value-type="float" office:value="77222.3581395349" calcext:value-type="float">
            <text:p>77222.3581395349</text:p>
          </table:table-cell>
          <table:table-cell office:value-type="float" office:value="0.360826686435295" calcext:value-type="float">
            <text:p>0.360826686435295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1476" calcext:value-type="float">
            <text:p>231476</text:p>
          </table:table-cell>
          <table:table-cell office:value-type="float" office:value="215" calcext:value-type="float">
            <text:p>215</text:p>
          </table:table-cell>
          <table:table-cell office:value-type="float" office:value="16739874" calcext:value-type="float">
            <text:p>16739874</text:p>
          </table:table-cell>
          <table:table-cell office:value-type="float" office:value="0" calcext:value-type="float">
            <text:p>0</text:p>
          </table:table-cell>
          <table:table-cell office:value-type="float" office:value="0.00092882199450483" calcext:value-type="float">
            <text:p>0.000928821994505</text:p>
          </table:table-cell>
          <table:table-cell office:value-type="float" office:value="72317.9681694863" calcext:value-type="float">
            <text:p>72317.9681694863</text:p>
          </table:table-cell>
          <table:table-cell office:value-type="float" office:value="77859.8790697674" calcext:value-type="float">
            <text:p>77859.8790697674</text:p>
          </table:table-cell>
          <table:table-cell office:value-type="float" office:value="0.359727237179071" calcext:value-type="float">
            <text:p>0.359727237179071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2909" calcext:value-type="float">
            <text:p>232909</text:p>
          </table:table-cell>
          <table:table-cell office:value-type="float" office:value="215" calcext:value-type="float">
            <text:p>215</text:p>
          </table:table-cell>
          <table:table-cell office:value-type="float" office:value="16879698" calcext:value-type="float">
            <text:p>16879698</text:p>
          </table:table-cell>
          <table:table-cell office:value-type="float" office:value="0" calcext:value-type="float">
            <text:p>0</text:p>
          </table:table-cell>
          <table:table-cell office:value-type="float" office:value="0.000923107308004414" calcext:value-type="float">
            <text:p>0.000923107308004</text:p>
          </table:table-cell>
          <table:table-cell office:value-type="float" office:value="72473.3608404999" calcext:value-type="float">
            <text:p>72473.3608404999</text:p>
          </table:table-cell>
          <table:table-cell office:value-type="float" office:value="78510.223255814" calcext:value-type="float">
            <text:p>78510.223255814</text:p>
          </table:table-cell>
          <table:table-cell office:value-type="float" office:value="0.35860578783582" calcext:value-type="float">
            <text:p>0.35860578783582</text:p>
          </table:table-cell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34259" calcext:value-type="float">
            <text:p>234259</text:p>
          </table:table-cell>
          <table:table-cell office:value-type="float" office:value="215" calcext:value-type="float">
            <text:p>215</text:p>
          </table:table-cell>
          <table:table-cell office:value-type="float" office:value="17010092" calcext:value-type="float">
            <text:p>17010092</text:p>
          </table:table-cell>
          <table:table-cell office:value-type="float" office:value="0" calcext:value-type="float">
            <text:p>0</text:p>
          </table:table-cell>
          <table:table-cell office:value-type="float" office:value="0.000917787576998109" calcext:value-type="float">
            <text:p>0.000917787576998</text:p>
          </table:table-cell>
          <table:table-cell office:value-type="float" office:value="72612.3307962554" calcext:value-type="float">
            <text:p>72612.3307962554</text:p>
          </table:table-cell>
          <table:table-cell office:value-type="float" office:value="79116.7069767442" calcext:value-type="float">
            <text:p>79116.7069767442</text:p>
          </table:table-cell>
          <table:table-cell office:value-type="float" office:value="0.357559975970317" calcext:value-type="float">
            <text:p>0.357559975970317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5541" calcext:value-type="float">
            <text:p>235541</text:p>
          </table:table-cell>
          <table:table-cell office:value-type="float" office:value="215" calcext:value-type="float">
            <text:p>215</text:p>
          </table:table-cell>
          <table:table-cell office:value-type="float" office:value="17130437" calcext:value-type="float">
            <text:p>17130437</text:p>
          </table:table-cell>
          <table:table-cell office:value-type="float" office:value="0" calcext:value-type="float">
            <text:p>0</text:p>
          </table:table-cell>
          <table:table-cell office:value-type="float" office:value="0.000912792252728824" calcext:value-type="float">
            <text:p>0.000912792252729</text:p>
          </table:table-cell>
          <table:table-cell office:value-type="float" office:value="72728.0473463219" calcext:value-type="float">
            <text:p>72728.0473463219</text:p>
          </table:table-cell>
          <table:table-cell office:value-type="float" office:value="79676.4511627907" calcext:value-type="float">
            <text:p>79676.4511627907</text:p>
          </table:table-cell>
          <table:table-cell office:value-type="float" office:value="0.356594718308183" calcext:value-type="float">
            <text:p>0.356594718308183</text:p>
          </table:table-cell>
          <table:table-cell table:number-columns-repeated="10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792" calcext:value-type="float">
            <text:p>236792</text:p>
          </table:table-cell>
          <table:table-cell office:value-type="float" office:value="215" calcext:value-type="float">
            <text:p>215</text:p>
          </table:table-cell>
          <table:table-cell office:value-type="float" office:value="17246220" calcext:value-type="float">
            <text:p>17246220</text:p>
          </table:table-cell>
          <table:table-cell office:value-type="float" office:value="0" calcext:value-type="float">
            <text:p>0</text:p>
          </table:table-cell>
          <table:table-cell office:value-type="float" office:value="0.000907969863846752" calcext:value-type="float">
            <text:p>0.000907969863847</text:p>
          </table:table-cell>
          <table:table-cell office:value-type="float" office:value="72832.7815128889" calcext:value-type="float">
            <text:p>72832.7815128889</text:p>
          </table:table-cell>
          <table:table-cell office:value-type="float" office:value="80214.976744186" calcext:value-type="float">
            <text:p>80214.976744186</text:p>
          </table:table-cell>
          <table:table-cell office:value-type="float" office:value="0.355666043113742" calcext:value-type="float">
            <text:p>0.355666043113742</text:p>
          </table:table-cell>
          <table:table-cell table:number-columns-repeated="10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7943" calcext:value-type="float">
            <text:p>237943</text:p>
          </table:table-cell>
          <table:table-cell office:value-type="float" office:value="215" calcext:value-type="float">
            <text:p>215</text:p>
          </table:table-cell>
          <table:table-cell office:value-type="float" office:value="17354394" calcext:value-type="float">
            <text:p>17354394</text:p>
          </table:table-cell>
          <table:table-cell office:value-type="float" office:value="0" calcext:value-type="float">
            <text:p>0</text:p>
          </table:table-cell>
          <table:table-cell office:value-type="float" office:value="0.000903577747611823" calcext:value-type="float">
            <text:p>0.000903577747612</text:p>
          </table:table-cell>
          <table:table-cell office:value-type="float" office:value="72935.0894962239" calcext:value-type="float">
            <text:p>72935.0894962239</text:p>
          </table:table-cell>
          <table:table-cell office:value-type="float" office:value="80718.111627907" calcext:value-type="float">
            <text:p>80718.111627907</text:p>
          </table:table-cell>
          <table:table-cell office:value-type="float" office:value="0.354798455055624" calcext:value-type="float">
            <text:p>0.354798455055624</text:p>
          </table:table-cell>
          <table:table-cell table:number-columns-repeated="10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9026" calcext:value-type="float">
            <text:p>239026</text:p>
          </table:table-cell>
          <table:table-cell office:value-type="float" office:value="215" calcext:value-type="float">
            <text:p>215</text:p>
          </table:table-cell>
          <table:table-cell office:value-type="float" office:value="17455893" calcext:value-type="float">
            <text:p>17455893</text:p>
          </table:table-cell>
          <table:table-cell office:value-type="float" office:value="0" calcext:value-type="float">
            <text:p>0</text:p>
          </table:table-cell>
          <table:table-cell office:value-type="float" office:value="0.000899483738170743" calcext:value-type="float">
            <text:p>0.000899483738171</text:p>
          </table:table-cell>
          <table:table-cell office:value-type="float" office:value="73029.2645988303" calcext:value-type="float">
            <text:p>73029.2645988303</text:p>
          </table:table-cell>
          <table:table-cell office:value-type="float" office:value="81190.2" calcext:value-type="float">
            <text:p>81190.2</text:p>
          </table:table-cell>
          <table:table-cell office:value-type="float" office:value="0.353984416050903" calcext:value-type="float">
            <text:p>0.353984416050903</text:p>
          </table:table-cell>
          <table:table-cell table:number-columns-repeated="10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0136" calcext:value-type="float">
            <text:p>240136</text:p>
          </table:table-cell>
          <table:table-cell office:value-type="float" office:value="215" calcext:value-type="float">
            <text:p>215</text:p>
          </table:table-cell>
          <table:table-cell office:value-type="float" office:value="17564627" calcext:value-type="float">
            <text:p>17564627</text:p>
          </table:table-cell>
          <table:table-cell office:value-type="float" office:value="0" calcext:value-type="float">
            <text:p>0</text:p>
          </table:table-cell>
          <table:table-cell office:value-type="float" office:value="0.000895325981943565" calcext:value-type="float">
            <text:p>0.000895325981944</text:p>
          </table:table-cell>
          <table:table-cell office:value-type="float" office:value="73144.4972848719" calcext:value-type="float">
            <text:p>73144.4972848719</text:p>
          </table:table-cell>
          <table:table-cell office:value-type="float" office:value="81695.9395348837" calcext:value-type="float">
            <text:p>81695.9395348837</text:p>
          </table:table-cell>
          <table:table-cell office:value-type="float" office:value="0.35311246517279" calcext:value-type="float">
            <text:p>0.35311246517279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1210" calcext:value-type="float">
            <text:p>241210</text:p>
          </table:table-cell>
          <table:table-cell office:value-type="float" office:value="215" calcext:value-type="float">
            <text:p>215</text:p>
          </table:table-cell>
          <table:table-cell office:value-type="float" office:value="17662604" calcext:value-type="float">
            <text:p>17662604</text:p>
          </table:table-cell>
          <table:table-cell office:value-type="float" office:value="0" calcext:value-type="float">
            <text:p>0</text:p>
          </table:table-cell>
          <table:table-cell office:value-type="float" office:value="0.000891339496704117" calcext:value-type="float">
            <text:p>0.000891339496704</text:p>
          </table:table-cell>
          <table:table-cell office:value-type="float" office:value="73225.0072550889" calcext:value-type="float">
            <text:p>73225.0072550889</text:p>
          </table:table-cell>
          <table:table-cell office:value-type="float" office:value="82151.6465116279" calcext:value-type="float">
            <text:p>82151.6465116279</text:p>
          </table:table-cell>
          <table:table-cell office:value-type="float" office:value="0.35232665593017" calcext:value-type="float">
            <text:p>0.35232665593017</text:p>
          </table:table-cell>
          <table:table-cell table:number-columns-repeated="10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2217" calcext:value-type="float">
            <text:p>242217</text:p>
          </table:table-cell>
          <table:table-cell office:value-type="float" office:value="215" calcext:value-type="float">
            <text:p>215</text:p>
          </table:table-cell>
          <table:table-cell office:value-type="float" office:value="17761601" calcext:value-type="float">
            <text:p>17761601</text:p>
          </table:table-cell>
          <table:table-cell office:value-type="float" office:value="0" calcext:value-type="float">
            <text:p>0</text:p>
          </table:table-cell>
          <table:table-cell office:value-type="float" office:value="0.000887633815958417" calcext:value-type="float">
            <text:p>0.000887633815958</text:p>
          </table:table-cell>
          <table:table-cell office:value-type="float" office:value="73329.2915030737" calcext:value-type="float">
            <text:p>73329.2915030737</text:p>
          </table:table-cell>
          <table:table-cell office:value-type="float" office:value="82612.0976744186" calcext:value-type="float">
            <text:p>82612.0976744186</text:p>
          </table:table-cell>
          <table:table-cell office:value-type="float" office:value="0.351532827089797" calcext:value-type="float">
            <text:p>0.351532827089797</text:p>
          </table:table-cell>
          <table:table-cell table:number-columns-repeated="10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3243" calcext:value-type="float">
            <text:p>243243</text:p>
          </table:table-cell>
          <table:table-cell office:value-type="float" office:value="215" calcext:value-type="float">
            <text:p>215</text:p>
          </table:table-cell>
          <table:table-cell office:value-type="float" office:value="17861357" calcext:value-type="float">
            <text:p>17861357</text:p>
          </table:table-cell>
          <table:table-cell office:value-type="float" office:value="0" calcext:value-type="float">
            <text:p>0</text:p>
          </table:table-cell>
          <table:table-cell office:value-type="float" office:value="0.000883889772778662" calcext:value-type="float">
            <text:p>0.000883889772779</text:p>
          </table:table-cell>
          <table:table-cell office:value-type="float" office:value="73430.0966523189" calcext:value-type="float">
            <text:p>73430.0966523189</text:p>
          </table:table-cell>
          <table:table-cell office:value-type="float" office:value="83076.0790697674" calcext:value-type="float">
            <text:p>83076.0790697674</text:p>
          </table:table-cell>
          <table:table-cell office:value-type="float" office:value="0.350732907068207" calcext:value-type="float">
            <text:p>0.350732907068207</text:p>
          </table:table-cell>
          <table:table-cell table:number-columns-repeated="10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4242" calcext:value-type="float">
            <text:p>244242</text:p>
          </table:table-cell>
          <table:table-cell office:value-type="float" office:value="215" calcext:value-type="float">
            <text:p>215</text:p>
          </table:table-cell>
          <table:table-cell office:value-type="float" office:value="17957422" calcext:value-type="float">
            <text:p>17957422</text:p>
          </table:table-cell>
          <table:table-cell office:value-type="float" office:value="0" calcext:value-type="float">
            <text:p>0</text:p>
          </table:table-cell>
          <table:table-cell office:value-type="float" office:value="0.000880274481866346" calcext:value-type="float">
            <text:p>0.000880274481866</text:p>
          </table:table-cell>
          <table:table-cell office:value-type="float" office:value="73523.0713800247" calcext:value-type="float">
            <text:p>73523.0713800247</text:p>
          </table:table-cell>
          <table:table-cell office:value-type="float" office:value="83522.8930232558" calcext:value-type="float">
            <text:p>83522.8930232558</text:p>
          </table:table-cell>
          <table:table-cell office:value-type="float" office:value="0.349962579422751" calcext:value-type="float">
            <text:p>0.349962579422751</text:p>
          </table:table-cell>
          <table:table-cell table:number-columns-repeated="10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5237" calcext:value-type="float">
            <text:p>245237</text:p>
          </table:table-cell>
          <table:table-cell office:value-type="float" office:value="215" calcext:value-type="float">
            <text:p>215</text:p>
          </table:table-cell>
          <table:table-cell office:value-type="float" office:value="18050627" calcext:value-type="float">
            <text:p>18050627</text:p>
          </table:table-cell>
          <table:table-cell office:value-type="float" office:value="0" calcext:value-type="float">
            <text:p>0</text:p>
          </table:table-cell>
          <table:table-cell office:value-type="float" office:value="0.000876702944498587" calcext:value-type="float">
            <text:p>0.000876702944499</text:p>
          </table:table-cell>
          <table:table-cell office:value-type="float" office:value="73604.8271671893" calcext:value-type="float">
            <text:p>73604.8271671893</text:p>
          </table:table-cell>
          <table:table-cell office:value-type="float" office:value="83956.4046511628" calcext:value-type="float">
            <text:p>83956.4046511628</text:p>
          </table:table-cell>
          <table:table-cell office:value-type="float" office:value="0.349215153654068" calcext:value-type="float">
            <text:p>0.34921515365406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11:00:31.626266522</dc:date>
    <meta:editing-duration>PT51S</meta:editing-duration>
    <meta:editing-cycles>1</meta:editing-cycles>
    <meta:document-statistic meta:table-count="1" meta:cell-count="414" meta:object-count="0"/>
    <meta:generator>LibreOffice/5.2.5.1$Linux_X86_64 LibreOffice_project/0312e1a284a7d50ca85a365c316c7abbf20a4d22</meta:generator>
  </office:meta>
</office:document-meta>
</file>